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464e" officeooo:paragraph-rsid="000f464e"/>
    </style:style>
    <style:style style:name="P2" style:family="paragraph" style:parent-style-name="Standard">
      <style:text-properties officeooo:rsid="00108b35" officeooo:paragraph-rsid="00108b35"/>
    </style:style>
    <style:style style:name="P3" style:family="paragraph" style:parent-style-name="Standard" style:list-style-name="L1">
      <style:text-properties officeooo:rsid="00108b35" officeooo:paragraph-rsid="00108b35"/>
    </style:style>
    <style:style style:name="P4" style:family="paragraph" style:parent-style-name="Standard" style:list-style-name="L1">
      <style:text-properties officeooo:paragraph-rsid="00108b35"/>
    </style:style>
    <style:style style:name="P5" style:family="paragraph" style:parent-style-name="Standard" style:list-style-name="L2">
      <style:text-properties officeooo:rsid="0011f4f1" officeooo:paragraph-rsid="0011f4f1"/>
    </style:style>
    <style:style style:name="P6" style:family="paragraph" style:parent-style-name="Standard" style:list-style-name="L2">
      <style:text-properties officeooo:paragraph-rsid="0011f4f1"/>
    </style:style>
    <style:style style:name="T1" style:family="text">
      <style:text-properties officeooo:rsid="00108b35"/>
    </style:style>
    <style:style style:name="T2" style:family="text">
      <style:text-properties officeooo:rsid="0011f4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p <text:s/>Distros (Desktops do not matter, as long as the computer can support it) </text:p>
      <text:p text:style-name="P1"/>
      <text:list xml:id="list926135738730360513" text:style-name="L1">
        <text:list-item>
          <text:p text:style-name="P3">Linux Mint</text:p>
        </text:list-item>
        <text:list-item>
          <text:p text:style-name="P3">Arch</text:p>
        </text:list-item>
        <text:list-item>
          <text:p text:style-name="P3">Fedora</text:p>
        </text:list-item>
      </text:list>
      <text:p text:style-name="P2"/>
      <text:list xml:id="list161056867517768" text:continue-numbering="true" text:style-name="L1">
        <text:list-item>
          <text:p text:style-name="P4"><text:span text:style-name="T1">Ubuntu Mate</text:span></text:p>
        </text:list-item>
      </text:list>
      <text:p text:style-name="P2"/>
      <text:p text:style-name="P2"/>
      <text:p text:style-name="P2">(no particular order) </text:p>
      <text:list xml:id="list8875039847965731997" text:style-name="L2">
        <text:list-item>
          <text:p text:style-name="P6"><text:span text:style-name="T2">Korora (Fedora spin)</text:span></text:p>
          <text:p text:style-name="P5"/>
        </text:list-item>
        <text:list-item>
          <text:p text:style-name="P5">Antergos (Arch Spin) </text:p>
        </text:list-item>
      </text:list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16:05:42.120073843</meta:creation-date>
    <dc:date>2015-04-27T16:10:55.698756649</dc:date>
    <meta:editing-duration>PT5M13S</meta:editing-duration>
    <meta:editing-cycles>5</meta:editing-cycles>
    <meta:generator>LibreOffice/4.4.2.2$Linux_X86_64 LibreOffice_project/40m0$Build-2</meta:generator>
    <meta:document-statistic meta:table-count="0" meta:image-count="0" meta:object-count="0" meta:page-count="1" meta:paragraph-count="8" meta:word-count="35" meta:character-count="184" meta:non-whitespace-character-count="159"/>
  </office:meta>
</office:document-meta>
</file>